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07f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er&gt;en</text:p>
      <text:p text:style-name="P1">Router#show running-config</text:p>
      <text:p text:style-name="P1">Building configuration...</text:p>
      <text:p text:style-name="Text_20_body"/>
      <text:p text:style-name="P1">Current configuration : 1112 bytes</text:p>
      <text:p text:style-name="P1"/>
      <text:p text:style-name="P1">version 15.1</text:p>
      <text:p text:style-name="P1">no service timestamps log datetime msec</text:p>
      <text:p text:style-name="P1">no service timestamps debug datetime msec</text:p>
      <text:p text:style-name="P1">no service password-encryption</text:p>
      <text:p text:style-name="P1"/>
      <text:p text:style-name="P2">hostname Router</text:p>
      <text:p text:style-name="P1"/>
      <text:p text:style-name="P1">ip cef</text:p>
      <text:p text:style-name="P1">no ipv6 cef</text:p>
      <text:p text:style-name="P1"/>
      <text:p text:style-name="P1">license udi pid CISCO1941/K9 sn FTX152459PZ</text:p>
      <text:p text:style-name="P1"/>
      <text:p text:style-name="P1">spanning-tree mode pvst</text:p>
      <text:p text:style-name="P1"/>
      <text:p text:style-name="P1">interface GigabitEthernet0/0</text:p>
      <text:p text:style-name="P1">no ip address</text:p>
      <text:p text:style-name="P1">duplex auto</text:p>
      <text:p text:style-name="P1">speed auto</text:p>
      <text:p text:style-name="P1">shutdown</text:p>
      <text:p text:style-name="P1"/>
      <text:p text:style-name="P1">interface GigabitEthernet0/1</text:p>
      <text:p text:style-name="P1">no ip address</text:p>
      <text:p text:style-name="P1">duplex auto</text:p>
      <text:p text:style-name="P1">speed auto</text:p>
      <text:p text:style-name="P1">shutdown</text:p>
      <text:p text:style-name="P1"/>
      <text:p text:style-name="P1">interface Serial0/0/0</text:p>
      <text:p text:style-name="P1">no ip address</text:p>
      <text:p text:style-name="P1">clock rate 2000000</text:p>
      <text:p text:style-name="P1">shutdown</text:p>
      <text:p text:style-name="P1"/>
      <text:p text:style-name="P1">interface Serial0/0/1</text:p>
      <text:p text:style-name="P1">no ip address</text:p>
      <text:p text:style-name="P1">clock rate 2000000</text:p>
      <text:p text:style-name="P1">shutdown</text:p>
      <text:p text:style-name="P1"/>
      <text:p text:style-name="P2">interface FastEthernet0/1/0</text:p>
      <text:p text:style-name="P1">switchport mode access</text:p>
      <text:p text:style-name="P1">switchport nonegotiate</text:p>
      <text:p text:style-name="P1"><text:soft-page-break/>shutdown</text:p>
      <text:p text:style-name="P1"/>
      <text:p text:style-name="P2">interface FastEthernet0/1/1</text:p>
      <text:p text:style-name="P1">switchport mode access</text:p>
      <text:p text:style-name="P1">switchport nonegotiate</text:p>
      <text:p text:style-name="P1">shutdown</text:p>
      <text:p text:style-name="P1"/>
      <text:p text:style-name="P2">inte<text:span text:style-name="T1">r</text:span>face FastEthernet0/1/2</text:p>
      <text:p text:style-name="P1">switchport mode access</text:p>
      <text:p text:style-name="P1">switchport nonegotiate</text:p>
      <text:p text:style-name="P1">shutdown</text:p>
      <text:p text:style-name="P1"/>
      <text:p text:style-name="P2">interface FastEthernet0/1/3</text:p>
      <text:p text:style-name="P1">switchport mode access</text:p>
      <text:p text:style-name="P1">switchport nonegotiate</text:p>
      <text:p text:style-name="P1">shutdown</text:p>
      <text:p text:style-name="P1"/>
      <text:p text:style-name="P2">interface Vlan1</text:p>
      <text:p text:style-name="P1">no ip address</text:p>
      <text:p text:style-name="P1">shutdown</text:p>
      <text:p text:style-name="P1"/>
      <text:p text:style-name="P1">ip classless</text:p>
      <text:p text:style-name="P1"/>
      <text:p text:style-name="P1">ip flow-export version 9</text:p>
      <text:p text:style-name="P1"/>
      <text:p text:style-name="P1">no cdp run</text:p>
      <text:p text:style-name="P1"/>
      <text:p text:style-name="P1">line con 0</text:p>
      <text:p text:style-name="P1"/>
      <text:p text:style-name="P1">line aux 0</text:p>
      <text:p text:style-name="P1"/>
      <text:p text:style-name="P2">line vty 0 4</text:p>
      <text:p text:style-name="P1">login</text:p>
      <text:p text:style-name="P1"/>
      <text:p text:style-name="P1">end</text:p>
      <text:p text:style-name="P1"/>
      <text:p text:style-name="P1">Router#show startup-config</text:p>
      <text:p text:style-name="P1">startup-config is not present</text:p>
      <text:p text:style-name="Standard"/>
      <text:p text:style-name="P1">Router(config)#hostname <text:span text:style-name="T1">R</text:span>1</text:p>
      <text:p text:style-name="P1">R1(config)#enable secret letmein</text:p>
      <text:p text:style-name="P1"/>
      <text:p text:style-name="P1">R1(config)#line console 0</text:p>
      <text:p text:style-name="P1">R1(config-line)#password cisco</text:p>
      <text:p text:style-name="P1">R1(config-line)#login</text:p>
      <text:p text:style-name="P1">R1(config-line)#line vty 0 4</text:p>
      <text:p text:style-name="P1"><text:soft-page-break/>R1(config-line)#password itsasecret</text:p>
      <text:p text:style-name="P1">R1(config-line)#login</text:p>
      <text:p text:style-name="P1">R1(config-line)#exit</text:p>
      <text:p text:style-name="P1">R1(config)#service password-encryption</text:p>
      <text:p text:style-name="P1">R1(config)#banner motd #you shall not pass<text:span text:style-name="T1">#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2T08:56:41.416646256</meta:creation-date>
    <meta:generator>LibreOffice/7.0.6.2$Linux_X86_64 LibreOffice_project/00$Build-2</meta:generator>
    <dc:date>2021-11-12T09:07:14.350488031</dc:date>
    <meta:editing-duration>PT10M35S</meta:editing-duration>
    <meta:editing-cycles>1</meta:editing-cycles>
    <meta:document-statistic meta:table-count="0" meta:image-count="0" meta:object-count="0" meta:page-count="3" meta:paragraph-count="71" meta:word-count="173" meta:character-count="1386" meta:non-whitespace-character-count="1284"/>
  </office:meta>
</office:document-meta>
</file>